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493cm"/>
    </style:style>
    <style:style style:name="Table1.B" style:family="table-column">
      <style:table-column-properties style:column-width="8.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51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Contents_20_1">
      <style:paragraph-properties>
        <style:tab-stops>
          <style:tab-stop style:position="0.762cm"/>
          <style:tab-stop style:position="16.51cm" style:type="right"/>
        </style:tab-stops>
      </style:paragraph-properties>
      <style:text-properties officeooo:paragraph-rsid="00191dd8"/>
    </style:style>
    <style:style style:name="P2" style:family="paragraph" style:parent-style-name="Contents_20_2">
      <style:paragraph-properties>
        <style:tab-stops>
          <style:tab-stop style:position="1.764cm"/>
          <style:tab-stop style:position="16.51cm" style:type="right"/>
        </style:tab-stops>
      </style:paragraph-properties>
      <style:text-properties officeooo:paragraph-rsid="00191dd8"/>
    </style:style>
    <style:style style:name="P3" style:family="paragraph" style:parent-style-name="Standard">
      <style:paragraph-properties fo:text-align="center" style:justify-single-word="false"/>
      <style:text-properties fo:font-size="24pt" fo:font-weight="bold" officeooo:rsid="001886f2" officeooo:paragraph-rsid="001886f2"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4pt" fo:font-weight="bold" officeooo:rsid="00191dd8" officeooo:paragraph-rsid="00191dd8" style:font-size-asian="24pt" style:font-weight-asian="bold" style:font-size-complex="24pt" style:font-weight-complex="bold"/>
    </style:style>
    <style:style style:name="P5" style:family="paragraph" style:parent-style-name="Standard">
      <style:paragraph-properties>
        <style:tab-stops>
          <style:tab-stop style:position="1.764cm"/>
          <style:tab-stop style:position="16.51cm" style:type="right"/>
        </style:tab-stops>
      </style:paragraph-properties>
      <style:text-properties officeooo:paragraph-rsid="00191dd8"/>
    </style:style>
    <style:style style:name="P6" style:family="paragraph" style:parent-style-name="Standard">
      <style:paragraph-properties>
        <style:tab-stops>
          <style:tab-stop style:position="1.764cm"/>
          <style:tab-stop style:position="16.51cm" style:type="right"/>
        </style:tab-stops>
      </style:paragraph-properties>
      <style:text-properties officeooo:rsid="00191dd8" officeooo:paragraph-rsid="00191dd8"/>
    </style:style>
    <style:style style:name="P7" style:family="paragraph" style:parent-style-name="Standard">
      <style:paragraph-properties>
        <style:tab-stops>
          <style:tab-stop style:position="1.764cm"/>
          <style:tab-stop style:position="16.51cm" style:type="right"/>
        </style:tab-stops>
      </style:paragraph-properties>
      <style:text-properties fo:font-weight="bold" officeooo:rsid="00191dd8" officeooo:paragraph-rsid="00191dd8" style:font-weight-asian="bold" style:font-weight-complex="bold"/>
    </style:style>
    <style:style style:name="P8" style:family="paragraph" style:parent-style-name="Table_20_Contents">
      <style:paragraph-properties fo:text-align="center" style:justify-single-word="false"/>
      <style:text-properties fo:font-size="14pt" officeooo:rsid="001886f2" officeooo:paragraph-rsid="001886f2" style:font-size-asian="14pt" style:font-size-complex="14pt"/>
    </style:style>
    <style:style style:name="P9" style:family="paragraph" style:parent-style-name="Table_20_Contents">
      <style:paragraph-properties fo:text-align="center" style:justify-single-word="false"/>
      <style:text-properties fo:font-size="14pt" officeooo:rsid="00191dd8" officeooo:paragraph-rsid="00191dd8" style:font-size-asian="14pt" style:font-size-complex="14pt"/>
    </style:style>
    <style:style style:name="P10" style:family="paragraph" style:parent-style-name="Table_20_Contents">
      <style:paragraph-properties fo:text-align="center" style:justify-single-word="false"/>
      <style:text-properties fo:font-size="14pt" style:font-size-asian="14pt" style:font-size-complex="14pt"/>
    </style:style>
    <style:style style:name="P11" style:family="paragraph" style:parent-style-name="Table_20_Contents">
      <style:paragraph-properties fo:text-align="center" style:justify-single-word="false"/>
      <style:text-properties fo:font-size="14pt" officeooo:rsid="001886f2" officeooo:paragraph-rsid="001886f2" style:font-size-asian="12.25pt" style:font-size-complex="14pt"/>
    </style:style>
    <style:style style:name="P12" style:family="paragraph" style:parent-style-name="Table_20_Contents">
      <style:paragraph-properties fo:text-align="start" style:justify-single-word="false"/>
      <style:text-properties fo:font-size="14pt" officeooo:rsid="00188816" officeooo:paragraph-rsid="00188816" style:font-size-asian="12.25pt" style:font-size-complex="14pt"/>
    </style:style>
    <style:style style:name="P13" style:family="paragraph" style:parent-style-name="Table_20_Contents">
      <style:paragraph-properties fo:text-align="center" style:justify-single-word="false"/>
      <style:text-properties fo:font-size="14pt" fo:font-weight="bold" officeooo:rsid="00191dd8" officeooo:paragraph-rsid="00191dd8" style:font-size-asian="14pt" style:font-weight-asian="bold" style:font-size-complex="14pt" style:font-weight-complex="bold"/>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paragraph-properties fo:margin-top="0cm" fo:margin-bottom="0cm" loext:contextual-spacing="false"/>
    </style:style>
    <style:style style:name="P20" style:family="paragraph" style:parent-style-name="Text_20_body" style:list-style-name="L3">
      <style:paragraph-properties fo:margin-top="0cm" fo:margin-bottom="0cm" loext:contextual-spacing="false"/>
    </style:style>
    <style:style style:name="P21" style:family="paragraph" style:parent-style-name="Text_20_body" style:list-style-name="L4">
      <style:paragraph-properties fo:margin-top="0cm" fo:margin-bottom="0cm" loext:contextual-spacing="false"/>
    </style:style>
    <style:style style:name="P22" style:family="paragraph" style:parent-style-name="Text_20_body" style:list-style-name="L5">
      <style:paragraph-properties fo:margin-top="0cm" fo:margin-bottom="0cm" loext:contextual-spacing="false"/>
    </style:style>
    <style:style style:name="T1" style:family="text">
      <style:text-properties fo:font-size="10.5pt" fo:language="none" fo:country="none" style:font-size-asian="10.5pt" style:language-asian="none" style:country-asian="none" style:font-size-complex="10.5pt"/>
    </style:style>
    <style:style style:name="T2" style:family="text">
      <style:text-properties fo:font-size="10.5pt" fo:language="none" fo:country="none" officeooo:rsid="00191dd8" style:font-size-asian="10.5pt" style:language-asian="none" style:country-asian="none" style:font-size-complex="10.5pt"/>
    </style:style>
    <style:style style:name="T3" style:family="text">
      <style:text-properties fo:font-size="10.5pt" fo:language="none" fo:country="none" fo:font-weight="bold" style:font-size-asian="10.5pt" style:language-asian="none" style:country-asian="none" style:font-weight-asian="bold" style:font-size-complex="10.5pt" style:font-weight-complex="bold"/>
    </style:style>
    <style:style style:name="T4" style:family="text">
      <style:text-properties fo:font-size="10.5pt" fo:language="none" fo:country="none" fo:font-weight="bold" officeooo:rsid="00191dd8" style:font-size-asian="10.5pt" style:language-asian="none" style:country-asian="none" style:font-weight-asian="bold" style:font-size-complex="10.5pt" style:font-weight-complex="bold"/>
    </style:style>
    <style:style style:name="T5" style:family="text">
      <style:text-properties fo:font-size="10.5pt" fo:language="none" fo:country="none" fo:font-weight="normal" style:font-size-asian="10.5pt" style:language-asian="none" style:country-asian="none" style:font-weight-asian="normal" style:font-size-complex="10.5pt" style:font-weight-complex="normal"/>
    </style:style>
    <style:style style:name="T6" style:family="text">
      <style:text-properties fo:font-size="10.5pt" fo:language="none" fo:country="none" fo:font-weight="normal" officeooo:rsid="00191dd8" style:font-size-asian="10.5pt" style:language-asian="none" style:country-asian="none" style:font-weight-asian="normal" style:font-size-complex="10.5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Medicine Shop Automation</text:p>
      <text:p text:style-name="P3"/>
      <text:p text:style-name="P3">Software Requirements Specification</text:p>
      <text:p text:style-name="P3"/>
      <text:p text:style-name="P3">Version&lt;1.0&g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able:table table:name="Table1" table:style-name="Table1">
        <table:table-column table:style-name="Table1.A"/>
        <table:table-column table:style-name="Table1.B"/>
        <table:table-row table:style-name="TableLine94226353913840">
          <table:table-cell table:style-name="Table1.A1" office:value-type="string">
            <text:p text:style-name="P8">Medicine Shop Automation </text:p>
          </table:table-cell>
          <table:table-cell table:style-name="Table1.B1" office:value-type="string">
            <text:p text:style-name="P11">&lt;Version 1.0&gt;</text:p>
          </table:table-cell>
        </table:table-row>
        <table:table-row table:style-name="TableLine94226353913840">
          <table:table-cell table:style-name="Table1.A2" office:value-type="string">
            <text:p text:style-name="P8">Software Requirements Specification</text:p>
          </table:table-cell>
          <table:table-cell table:style-name="Table1.B2" office:value-type="string">
            <text:p text:style-name="P11">Date:28/01/2025</text:p>
          </table:table-cell>
        </table:table-row>
        <table:table-row table:style-name="TableLine94226353913840">
          <table:table-cell table:style-name="Table1.B2" table:number-columns-spanned="2" office:value-type="string">
            <text:p text:style-name="P12">122CS0061-Vashit Agrawal</text:p>
            <text:p text:style-name="P12">122CS0062-Albert Antony</text:p>
            <text:p text:style-name="P12">122CS0063-Gyanendra Behera</text:p>
            <text:p text:style-name="P12">121CS0177-Aryaman Khuntia</text:p>
          </table:table-cell>
          <table:covered-table-cell/>
        </table:table-row>
      </table:table>
      <text:p text:style-name="P3"/>
      <text:p text:style-name="P4">Revision History</text:p>
      <text:p text:style-name="P4"/>
      <table:table table:name="Table2" table:style-name="Table2">
        <table:table-column table:style-name="Table2.A" table:number-columns-repeated="4"/>
        <table:table-row table:style-name="TableLine94226386643216">
          <table:table-cell table:style-name="Table2.A1" office:value-type="string">
            <text:p text:style-name="P13">Date</text:p>
          </table:table-cell>
          <table:table-cell table:style-name="Table2.A1" office:value-type="string">
            <text:p text:style-name="P13">Version</text:p>
          </table:table-cell>
          <table:table-cell table:style-name="Table2.A1" office:value-type="string">
            <text:p text:style-name="P13">Description</text:p>
          </table:table-cell>
          <table:table-cell table:style-name="Table2.D1" office:value-type="string">
            <text:p text:style-name="P13">Author</text:p>
          </table:table-cell>
        </table:table-row>
        <table:table-row table:style-name="TableLine94226386643216">
          <table:table-cell table:style-name="Table2.A2" office:value-type="string">
            <text:p text:style-name="P9">28/1/25</text:p>
          </table:table-cell>
          <table:table-cell table:style-name="Table2.A2" office:value-type="string">
            <text:p text:style-name="P9">1.0</text:p>
          </table:table-cell>
          <table:table-cell table:style-name="Table2.A2" office:value-type="string">
            <text:p text:style-name="P9">SRS 1.0</text:p>
          </table:table-cell>
          <table:table-cell table:style-name="Table2.D2" office:value-type="string">
            <text:p text:style-name="P9">Group 1</text:p>
          </table:table-cell>
        </table:table-row>
        <table:table-row table:style-name="TableLine94226386643216">
          <table:table-cell table:style-name="Table2.A2" office:value-type="string">
            <text:p text:style-name="P10"/>
          </table:table-cell>
          <table:table-cell table:style-name="Table2.A2" office:value-type="string">
            <text:p text:style-name="P9">2.0</text:p>
          </table:table-cell>
          <table:table-cell table:style-name="Table2.A2" office:value-type="string">
            <text:p text:style-name="P9">SRS 2.0</text:p>
          </table:table-cell>
          <table:table-cell table:style-name="Table2.D2" office:value-type="string">
            <text:p text:style-name="P9">Group 1</text:p>
          </table:table-cell>
        </table:table-row>
        <table:table-row table:style-name="TableLine94226386643216">
          <table:table-cell table:style-name="Table2.A2" office:value-type="string">
            <text:p text:style-name="P10"/>
          </table:table-cell>
          <table:table-cell table:style-name="Table2.A2" office:value-type="string">
            <text:p text:style-name="P9">3.0</text:p>
          </table:table-cell>
          <table:table-cell table:style-name="Table2.A2" office:value-type="string">
            <text:p text:style-name="P9">SRS 3.0</text:p>
          </table:table-cell>
          <table:table-cell table:style-name="Table2.D2" office:value-type="string">
            <text:p text:style-name="P9">Group 1</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Table of Contents</text:p>
      <text:p text:style-name="P1"><text:span text:style-name="T1">1.<text:tab/>Introduction<text:tab/></text:span></text:p>
      <text:p text:style-name="P2"><text:span text:style-name="T1">1.1<text:tab/>Purpose<text:tab/></text:span></text:p>
      <text:p text:style-name="P2"><text:span text:style-name="T1">1.2<text:tab/>Scope<text:tab/></text:span></text:p>
      <text:p text:style-name="P2"><text:span text:style-name="T1">1.3<text:tab/>Definitions, Acronyms, and Abbreviations<text:tab/></text:span></text:p>
      <text:p text:style-name="P2"><text:span text:style-name="T1">1.4<text:tab/>References</text:span></text:p>
      <text:p text:style-name="P2"><text:span text:style-name="T6">1.5<text:tab/>Overview</text:span><text:span text:style-name="T4"><text:tab/></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h text:style-name="Heading_20_3" text:outline-level="3"><text:soft-page-break/>1. Introduction</text:h>
      <text:h text:style-name="Heading_20_4" text:outline-level="4">1.1 Purpose</text:h>
      <text:p text:style-name="Text_20_body">The purpose of this system is to streamline the inventory and supply chain management process for a retail medicine shop. It aims to minimize overhead costs related to inventory while ensuring that the necessary medicines are always available to meet customer demand. The system supports the implementation of a <text:span text:style-name="Strong_20_Emphasis">Just-In-Time (JIT)</text:span> inventory philosophy, which reduces the amount of unsold stock on hand by ordering medicines only when they are nearing the threshold of required levels. The system will also calculate and maintain the threshold for ordering medicines based on average sales, allowing the shop owner to plan inventory needs effectively. Furthermore, the system automates the process of vendor management and supply order generation, making it easier to track stock levels, expiry dates, and quantities, and thus improving the operational efficiency of the shop.</text:p>
      <text:h text:style-name="Heading_20_4" text:outline-level="4">1.2 Scope</text:h>
      <text:p text:style-name="Text_20_body">This system is designed specifically for managing the inventory of medicines in a retail shop that sells a wide variety of products sourced from multiple vendors. It will facilitate the following key functions:</text:p>
      <text:list xml:id="list2935622428" text:style-name="L3">
        <text:list-item>
          <text:p text:style-name="P20"><text:span text:style-name="Strong_20_Emphasis">Inventory Management:</text:span> Maintaining up-to-date records of medicines in the shop, tracking their quantities, and ensuring that stock is reordered when it drops below a predefined threshold. </text:p>
        </text:list-item>
        <text:list-item>
          <text:p text:style-name="P20"><text:span text:style-name="Strong_20_Emphasis">Order Generation:</text:span> Automatically calculating and generating daily orders for medicines that need to be restocked, ensuring the shop maintains an optimal level of inventory to meet demand without overstocking. </text:p>
        </text:list-item>
        <text:list-item>
          <text:p text:style-name="P20"><text:span text:style-name="Strong_20_Emphasis">Vendor Management:</text:span> Storing and managing details of vendors, including vendor names, addresses, and associated medicine supplies. This will help the shop owner identify which vendor supplies which medicines and manage transactions accordingly. </text:p>
        </text:list-item>
        <text:list-item>
          <text:p text:style-name="P20"><text:span text:style-name="Strong_20_Emphasis">Expiry Date Tracking:</text:span> Keeping track of medicine expiry dates to ensure that expired medicines are replaced promptly, and the system can notify the shop owner to reorder or replace expired medicines. </text:p>
        </text:list-item>
        <text:list-item>
          <text:p text:style-name="P16"><text:span text:style-name="Strong_20_Emphasis">Medicine Query System:</text:span> Allowing the shop owner to search for medicines by generic or trade name and retrieve detailed information about them, such as quantities in stock, prices, and associated vendors. The system will cater to medicines of various types, allowing the shop owner to add new medicines as they are introduced to the market, creating a comprehensive and up-to-date inventory system. </text:p>
        </text:list-item>
      </text:list>
      <text:h text:style-name="Heading_20_4" text:outline-level="4">1.3 Definitions, Acronyms, and Abbreviations</text:h>
      <text:list xml:id="list1741626559" text:style-name="L4">
        <text:list-item>
          <text:p text:style-name="P21"><text:span text:style-name="Strong_20_Emphasis">JIT (Just-In-Time):</text:span> A production and inventory management strategy that seeks to reduce inventory costs by ordering and receiving goods only as they are needed for production or sale. </text:p>
        </text:list-item>
        <text:list-item>
          <text:p text:style-name="P21"><text:span text:style-name="Strong_20_Emphasis">Inventory Threshold:</text:span> A critical inventory level for each medicine, calculated based on average sales, below which the system will automatically trigger an order to replenish stock. </text:p>
        </text:list-item>
        <text:list-item>
          <text:p text:style-name="P21"><text:span text:style-name="Strong_20_Emphasis">Vendor Number:</text:span> A unique identifier assigned to each vendor from whom the shop sources medicines, used for tracking supply and payment details. </text:p>
        </text:list-item>
        <text:list-item>
          <text:p text:style-name="P21"><text:soft-page-break/><text:span text:style-name="Strong_20_Emphasis">Batch Number:</text:span> An identifier used to track a specific batch of medicines, which is particularly useful for managing stock during restocking and identifying any issues with product quality. </text:p>
        </text:list-item>
        <text:list-item>
          <text:p text:style-name="P21"><text:span text:style-name="Strong_20_Emphasis">Trade Name:</text:span> The branded or commercial name under which a medicine is marketed, distinct from its generic name. </text:p>
        </text:list-item>
        <text:list-item>
          <text:p text:style-name="P21"><text:span text:style-name="Strong_20_Emphasis">Generic Name:</text:span> The scientifically recognized name for a medicine, not tied to any specific brand or trademark. </text:p>
        </text:list-item>
        <text:list-item>
          <text:p text:style-name="P21"><text:span text:style-name="Strong_20_Emphasis">Expiry Date:</text:span> The date after which a medicine is no longer considered safe or effective to use, requiring it to be replaced or disposed of. </text:p>
        </text:list-item>
        <text:list-item>
          <text:p text:style-name="P17"><text:span text:style-name="Strong_20_Emphasis">Stock Quantity:</text:span> The amount of a particular medicine currently available in the shop’s inventory. </text:p>
        </text:list-item>
      </text:list>
      <text:h text:style-name="Heading_20_4" text:outline-level="4">1.4 References</text:h>
      <text:p text:style-name="Text_20_body"/>
      <text:h text:style-name="Heading_20_4" text:outline-level="4">1.5 Overview</text:h>
      <text:p text:style-name="Text_20_body">The system is built to provide the shop owner with a tool to effectively manage the supply and sales of medicines. It is designed to operate on a daily cycle, where at the end of each day, the system calculates the number of medicines to be ordered based on real-time inventory levels, historical sales data, and vendor availability. It also handles the procurement process by generating purchase orders for medicines whose stock is below the threshold. The system will display detailed information for each medicine, including the vendor number, item code, quantity required, and vendor contact details.</text:p>
      <text:p text:style-name="Text_20_body">Additionally, the system will track the expiry dates of medicines, prompting the shop owner to replace expired stock and ensuring compliance with safety regulations. Whenever new stock arrives, the shop owner will input the batch number, expiry date, and quantity received, and the system will automatically update the inventory records.</text:p>
      <text:p text:style-name="Text_20_body">When new medicines are introduced, the system will allow the shop owner to add them to the inventory by entering details such as the medicine's trade name, generic name, selling price, and vendor details. The software will generate a unique code for each new item and track it within the system.</text:p>
      <text:p text:style-name="Text_20_body">Moreover, the system provides a query function that allows the shop owner to search for any medicine by trade or generic name, displaying the available stock, vendor information, and any relevant purchase or sales details. The shop owner will also be able to query the stock levels of any medicine and make decisions about whether more stock is required, all based on current inventory levels and projected sales.</text:p>
      <text:p text:style-name="Text_20_body">In summary, this system is intended to simplify and automate many of the day-to-day tasks involved in managing a retail medicine shop, from inventory tracking and vendor management to order generation and expiry date monitoring, ultimately helping to ensure that the shop runs smoothly and efficiently while minimizing costs.</text:p>
      <text:p text:style-name="Text_20_body"><text:span text:style-name="T4"/></text:p>
      <text:p text:style-name="P5"><text:span text:style-name="T4"/></text:p>
      <text:p text:style-name="P5"><text:span text:style-name="T4"/></text:p>
      <text:p text:style-name="P5"><text:soft-page-break/><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1-28T15:14:40.928638309</meta:creation-date>
    <dc:date>2025-01-28T16:26:12.810275175</dc:date>
    <meta:editing-duration>PT7M20S</meta:editing-duration>
    <meta:editing-cycles>1</meta:editing-cycles>
    <meta:document-statistic meta:table-count="2" meta:image-count="0" meta:object-count="0" meta:page-count="6" meta:paragraph-count="59" meta:word-count="931" meta:character-count="6050" meta:non-whitespace-character-count="5172"/>
    <meta:generator>LibreOffice/6.4.7.2$Linux_X86_64 LibreOffice_project/40$Build-2</meta:generator>
  </office:meta>
</office:document-meta>
</file>